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40000003A40F11757.png" manifest:media-type="image/png"/>
  <manifest:file-entry manifest:full-path="Pictures/10100EB400004282000005F69EA7700B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adornments="Libro" style:font-family-generic="swiss" style:font-pitch="variable"/>
    <style:font-face style:name="Fira Code" svg:font-family="'Fira Code'" style:font-adornments="Normal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a11" style:family="table">
      <style:table-properties style:width="17cm" fo:margin-top="0.499cm" fo:margin-bottom="0.199cm" table:align="margins"/>
    </style:style>
    <style:style style:name="Tabla11.A" style:family="table-column">
      <style:table-column-properties style:column-width="3.392cm" style:rel-column-width="1923*"/>
    </style:style>
    <style:style style:name="Tabla11.B" style:family="table-column">
      <style:table-column-properties style:column-width="13.608cm" style:rel-column-width="7715*"/>
    </style:style>
    <style:style style:name="Tabla11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1.B1" style:family="table-cell">
      <style:table-cell-properties style:vertical-align="middle" fo:padding="0.097cm" fo:border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D1" style:family="table-cell">
      <style:table-cell-properties fo:background-color="#eeeeee" fo:padding="0.097cm" fo:border="0.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none" fo:border-top="none" fo:border-bottom="0.5pt solid #000000"/>
    </style:style>
    <style:style style:name="Tabla1.D3" style:family="table-cell">
      <style:table-cell-properties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none" fo:border-top="none" fo:border-bottom="0.5pt solid #000000"/>
    </style:style>
    <style:style style:name="Tabla1.D5" style:family="table-cell">
      <style:table-cell-properties fo:padding="0.097cm" fo:border-left="0.5pt solid #000000" fo:border-right="0.5pt solid #000000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none" fo:border-top="none" fo:border-bottom="0.5pt solid #000000"/>
    </style:style>
    <style:style style:name="Tabla1.D6" style:family="table-cell">
      <style:table-cell-properties fo:padding="0.097cm" fo:border-left="0.5pt solid #000000" fo:border-right="0.5pt solid #000000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none" fo:border-top="none" fo:border-bottom="0.5pt solid #000000"/>
    </style:style>
    <style:style style:name="Tabla1.D7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background-color="#eeeeee" fo:padding="0.097cm" fo:border="0.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2cm" style:rel-column-width="12334*"/>
    </style:style>
    <style:style style:name="Tabla4.B" style:family="table-column">
      <style:table-column-properties style:column-width="13.801cm" style:rel-column-width="53201*"/>
    </style:style>
    <style:style style:name="Tabla4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701cm" style:rel-column-width="21976*"/>
    </style:style>
    <style:style style:name="Tabla5.B" style:family="table-column">
      <style:table-column-properties style:column-width="5.65cm" style:rel-column-width="21779*"/>
    </style:style>
    <style:style style:name="Tabla5.C" style:family="table-column">
      <style:table-column-properties style:column-width="5.65cm" style:rel-column-width="21780*"/>
    </style:style>
    <style:style style:name="Tabla5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C1" style:family="table-cell">
      <style:table-cell-properties fo:background-color="#eeeeee" fo:padding="0.097cm" fo:border="0.5pt solid #000000">
        <style:background-image/>
      </style:table-cell-properties>
    </style:style>
    <style:style style:name="Tabla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5.B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Tabla5.B3" style:family="table-cell">
      <style:table-cell-properties fo:padding="0.097cm" fo:border-left="0.5pt solid #000000" fo:border-right="none" fo:border-top="none" fo:border-bottom="0.5pt solid #000000"/>
    </style:style>
    <style:style style:name="Tabla5.C3" style:family="table-cell">
      <style:table-cell-properties fo:padding="0.097cm" fo:border-left="0.5pt solid #000000" fo:border-right="0.5pt solid #000000" fo:border-top="none" fo:border-bottom="0.5pt solid #000000"/>
    </style:style>
    <style:style style:name="Tabla5.B4" style:family="table-cell">
      <style:table-cell-properties fo:padding="0.097cm" fo:border-left="0.5pt solid #000000" fo:border-right="none" fo:border-top="none" fo:border-bottom="0.5pt solid #000000"/>
    </style:style>
    <style:style style:name="Tabla5.C4" style:family="table-cell">
      <style:table-cell-properties fo:padding="0.097cm" fo:border-left="0.5pt solid #000000" fo:border-right="0.5pt solid #000000" fo:border-top="none" fo:border-bottom="0.5pt solid #000000"/>
    </style:style>
    <style:style style:name="Tabla5.B5" style:family="table-cell">
      <style:table-cell-properties fo:padding="0.097cm" fo:border-left="0.5pt solid #000000" fo:border-right="none" fo:border-top="none" fo:border-bottom="0.5pt solid #000000"/>
    </style:style>
    <style:style style:name="Tabla5.C5" style:family="table-cell">
      <style:table-cell-properties fo:padding="0.097cm" fo:border-left="0.5pt solid #000000" fo:border-right="0.5pt solid #000000" fo:border-top="none" fo:border-bottom="0.5pt solid #000000"/>
    </style:style>
    <style:style style:name="Tabla5.B6" style:family="table-cell">
      <style:table-cell-properties fo:padding="0.097cm" fo:border-left="0.5pt solid #000000" fo:border-right="none" fo:border-top="none" fo:border-bottom="0.5pt solid #000000"/>
    </style:style>
    <style:style style:name="Tabla5.C6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092cm" style:rel-column-width="8064*"/>
    </style:style>
    <style:style style:name="Tabla6.B" style:family="table-column">
      <style:table-column-properties style:column-width="14.908cm" style:rel-column-width="57471*"/>
    </style:style>
    <style:style style:name="Tabla6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6.B3" style:family="table-cell">
      <style:table-cell-properties fo:padding="0.097cm" fo:border-left="0.5pt solid #000000" fo:border-right="0.5pt solid #000000" fo:border-top="none" fo:border-bottom="0.5pt solid #000000"/>
    </style:style>
    <style:style style:name="Tabla6.B4" style:family="table-cell">
      <style:table-cell-properties fo:padding="0.097cm" fo:border-left="0.5pt solid #000000" fo:border-right="0.5pt solid #000000" fo:border-top="none" fo:border-bottom="0.5pt solid #000000"/>
    </style:style>
    <style:style style:name="Tabla6.B5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3.301cm" style:rel-column-width="51276*"/>
    </style:style>
    <style:style style:name="Tabla10.B" style:family="table-column">
      <style:table-column-properties style:column-width="3.699cm" style:rel-column-width="14259*"/>
    </style:style>
    <style:style style:name="Tabla10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.B3" style:family="table-cell">
      <style:table-cell-properties fo:padding="0.097cm" fo:border-left="0.5pt solid #000000" fo:border-right="0.5pt solid #000000" fo:border-top="none" fo:border-bottom="0.5pt solid #000000"/>
    </style:style>
    <style:style style:name="Tabla10.B4" style:family="table-cell">
      <style:table-cell-properties fo:padding="0.097cm" fo:border-left="0.5pt solid #000000" fo:border-right="0.5pt solid #000000" fo:border-top="none" fo:border-bottom="0.5pt solid #000000"/>
    </style:style>
    <style:style style:name="Tabla10.B5" style:family="table-cell">
      <style:table-cell-properties fo:padding="0.097cm" fo:border-left="0.5pt solid #000000" fo:border-right="0.5pt solid #000000" fo:border-top="none" fo:border-bottom="0.5pt solid #000000"/>
    </style:style>
    <style:style style:name="Tabla10.B6" style:family="table-cell">
      <style:table-cell-properties fo:padding="0.097cm" fo:border-left="0.5pt solid #000000" fo:border-right="0.5pt solid #000000" fo:border-top="none" fo:border-bottom="0.5pt solid #000000"/>
    </style:style>
    <style:style style:name="Tabla10.B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 style:master-page-name="Standard">
      <style:paragraph-properties style:page-number="auto"/>
      <style:text-properties fo:color="#6600cc" loext:opacity="100%" style:font-name="Liberation Sans2" fo:font-size="24pt" fo:font-weight="bold" officeooo:rsid="00a9b1bf" officeooo:paragraph-rsid="00a9b1bf" style:font-name-asian="Arial Unicode MS" style:font-size-asian="28pt" style:font-weight-asian="bold" style:font-name-complex="Arial Unicode MS" style:font-size-complex="28pt" style:font-weight-complex="bold"/>
    </style:style>
    <style:style style:name="P2" style:family="paragraph" style:parent-style-name="Subtitle">
      <style:text-properties style:font-name="Liberation Sans2" fo:font-size="18pt" fo:font-weight="bold" officeooo:rsid="00a7aeb5" officeooo:paragraph-rsid="00a7aeb5" style:font-name-asian="Arial Unicode MS" style:font-size-asian="18pt" style:font-name-complex="Arial Unicode MS" style:font-size-complex="18pt"/>
    </style:style>
    <style:style style:name="P3" style:family="paragraph" style:parent-style-name="Table_20_Contents">
      <style:paragraph-properties fo:text-align="center" style:justify-single-word="false"/>
      <style:text-properties fo:font-size="9pt" officeooo:rsid="00ba1034" officeooo:paragraph-rsid="00ba1034" style:font-size-asian="9pt" style:font-size-complex="9pt"/>
    </style:style>
    <style:style style:name="P4" style:family="paragraph" style:parent-style-name="Preguntas" style:list-style-name="Numbering_20_123"/>
    <style:style style:name="P5" style:family="paragraph" style:parent-style-name="Table_20_Contents">
      <style:paragraph-properties fo:text-align="center" style:justify-single-word="false"/>
      <style:text-properties officeooo:rsid="00aaac59" officeooo:paragraph-rsid="00aaac59"/>
    </style:style>
    <style:style style:name="P6" style:family="paragraph" style:parent-style-name="Table_20_Contents">
      <style:text-properties officeooo:rsid="00aaac59" officeooo:paragraph-rsid="00aaac59"/>
    </style:style>
    <style:style style:name="P7" style:family="paragraph" style:parent-style-name="Table_20_Contents">
      <style:text-properties officeooo:rsid="00ac1962" officeooo:paragraph-rsid="00ac1962"/>
    </style:style>
    <style:style style:name="P8" style:family="paragraph" style:parent-style-name="Preguntas" style:list-style-name="Numbering_20_123">
      <style:text-properties officeooo:rsid="00ac1962" officeooo:paragraph-rsid="00ac1962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ad1edf" officeooo:paragraph-rsid="00ad1edf" style:font-weight-asian="bold" style:font-weight-complex="bold"/>
    </style:style>
    <style:style style:name="P10" style:family="paragraph" style:parent-style-name="Table_20_Contents">
      <style:text-properties officeooo:rsid="00ad1edf" officeooo:paragraph-rsid="00ad1edf"/>
    </style:style>
    <style:style style:name="P11" style:family="paragraph" style:parent-style-name="Preguntas" style:list-style-name="Numbering_20_123">
      <style:text-properties officeooo:rsid="00af1bf3" officeooo:paragraph-rsid="00af1bf3"/>
    </style:style>
    <style:style style:name="P12" style:family="paragraph" style:parent-style-name="Preguntas" style:list-style-name="Numbering_20_123">
      <style:text-properties officeooo:rsid="00afa569" officeooo:paragraph-rsid="00afa569"/>
    </style:style>
    <style:style style:name="P13" style:family="paragraph" style:parent-style-name="Table_20_Contents">
      <style:text-properties officeooo:rsid="00afa569" officeooo:paragraph-rsid="00afa569"/>
    </style:style>
    <style:style style:name="P14" style:family="paragraph" style:parent-style-name="Preguntas" style:list-style-name="Numbering_20_123">
      <style:text-properties officeooo:rsid="00b216f9" officeooo:paragraph-rsid="00b216f9"/>
    </style:style>
    <style:style style:name="P15" style:family="paragraph" style:parent-style-name="Table_20_Contents">
      <style:text-properties officeooo:rsid="00b019e0" officeooo:paragraph-rsid="00b019e0"/>
    </style:style>
    <style:style style:name="P16" style:family="paragraph" style:parent-style-name="Table_20_Contents">
      <style:paragraph-properties fo:text-align="center" style:justify-single-word="false"/>
      <style:text-properties officeooo:rsid="00b216f9" officeooo:paragraph-rsid="00b216f9"/>
    </style:style>
    <style:style style:name="P17" style:family="paragraph" style:parent-style-name="Table_20_Contents">
      <style:text-properties officeooo:rsid="00b3c677" officeooo:paragraph-rsid="00b3c677"/>
    </style:style>
    <style:style style:name="P18" style:family="paragraph" style:parent-style-name="Preguntas" style:list-style-name="Numbering_20_123">
      <style:text-properties officeooo:rsid="00b3fc05" officeooo:paragraph-rsid="00b3fc05"/>
    </style:style>
    <style:style style:name="P19" style:family="paragraph" style:parent-style-name="Table_20_Contents">
      <style:text-properties officeooo:rsid="00b3fc05" officeooo:paragraph-rsid="00b3fc05"/>
    </style:style>
    <style:style style:name="P20" style:family="paragraph" style:parent-style-name="Preguntas" style:list-style-name="Numbering_20_123">
      <style:text-properties officeooo:rsid="00b5b1b3" officeooo:paragraph-rsid="00b5b1b3"/>
    </style:style>
    <style:style style:name="P21" style:family="paragraph" style:parent-style-name="Preguntas" style:list-style-name="Numbering_20_123">
      <style:text-properties officeooo:rsid="00b87475" officeooo:paragraph-rsid="00b87475"/>
    </style:style>
    <style:style style:name="P22" style:family="paragraph" style:parent-style-name="Table_20_Contents">
      <style:text-properties officeooo:rsid="00b88f92" officeooo:paragraph-rsid="00b88f92"/>
    </style:style>
    <style:style style:name="P23" style:family="paragraph" style:parent-style-name="Table_20_Contents">
      <style:text-properties officeooo:rsid="00b9123f" officeooo:paragraph-rsid="00b9123f"/>
    </style:style>
    <style:style style:name="P24" style:family="paragraph" style:parent-style-name="Table_20_Contents">
      <style:text-properties officeooo:rsid="00b93b90" officeooo:paragraph-rsid="00b93b90"/>
    </style:style>
    <style:style style:name="P25" style:family="paragraph" style:parent-style-name="Table_20_Contents">
      <style:text-properties officeooo:rsid="00b9e814" officeooo:paragraph-rsid="00b9e814"/>
    </style:style>
    <style:style style:name="P26" style:family="paragraph" style:parent-style-name="Preguntas">
      <style:text-properties officeooo:rsid="00b87475" officeooo:paragraph-rsid="00b87475"/>
    </style:style>
    <style:style style:name="T1" style:family="text">
      <style:text-properties officeooo:rsid="00a7aeb5"/>
    </style:style>
    <style:style style:name="T2" style:family="text">
      <style:text-properties style:font-name="Bitstream Vera Serif"/>
    </style:style>
    <style:style style:name="T3" style:family="text">
      <style:text-properties style:font-name="Bitstream Vera Serif" officeooo:rsid="00a7aeb5"/>
    </style:style>
    <style:style style:name="T4" style:family="text">
      <style:text-properties officeooo:rsid="00ad1e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es de comunicaciones de datos</text:p>
      <text:p text:style-name="P2">Colección de ejercicios 1</text:p>
      <text:p text:style-name="Observaciones"><text:span text:style-name="T1">Ciclo de Grado Medio de Sistemas Microinformáticos y Redes </text:span><text:s/>- <text:span text:style-name="T1">Redes Locales</text:span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3">Nombre y apellidos</text:p>
          </table:table-cell>
          <table:table-cell table:style-name="Tabla11.B1" office:value-type="string">
            <text:p text:style-name="Table_20_Contents"/>
          </table:table-cell>
        </table:table-row>
      </table:table>
      <text:list text:style-name="Numbering_20_123">
        <text:list-item>
          <text:p text:style-name="P4"><text:span text:style-name="T2">Completar</text:span><text:span text:style-name="T3"> la siguiente tabla:</text:span></text:p>
        </text:list-item>
      </text:list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5">Radio FM</text:p>
          </table:table-cell>
          <table:table-cell table:style-name="Tabla1.A1" office:value-type="string">
            <text:p text:style-name="P5">Conversación</text:p>
          </table:table-cell>
          <table:table-cell table:style-name="Tabla1.D1" office:value-type="string">
            <text:p text:style-name="P5">Señales de humo</text:p>
          </table:table-cell>
        </table:table-row>
        <table:table-row>
          <table:table-cell table:style-name="Tabla1.A2" office:value-type="string">
            <text:p text:style-name="P6">Emisor</text:p>
          </table:table-cell>
          <table:table-cell table:style-name="Tabla1.B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>Receptor</text:p>
          </table:table-cell>
          <table:table-cell table:style-name="Tabla1.B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>Canal</text:p>
          </table:table-cell>
          <table:table-cell table:style-name="Tabla1.B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7">Señal</text:p>
          </table:table-cell>
          <table:table-cell table:style-name="Tabla1.B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>Código</text:p>
          </table:table-cell>
          <table:table-cell table:style-name="Tabla1.B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>Posible ruido</text:p>
          </table:table-cell>
          <table:table-cell table:style-name="Tabla1.B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</table:table>
      <text:list text:continue-numbering="true" text:style-name="Numbering_20_123">
        <text:list-item>
          <text:p text:style-name="P8">Escribe <text:span text:style-name="T4">en código morse y en ASCII el siguiente mensaje:</text:span></text:p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9">Hola Mundo</text:p>
          </table:table-cell>
          <table:covered-table-cell/>
        </table:table-row>
        <table:table-row>
          <table:table-cell table:style-name="Tabla2.A2" office:value-type="string">
            <text:p text:style-name="P9">Morse</text:p>
          </table:table-cell>
          <table:table-cell table:style-name="Tabla2.B2" office:value-type="string">
            <text:p text:style-name="P9">ASCII</text:p>
          </table:table-cell>
        </table:table-row>
        <table:table-row>
          <table:table-cell table:style-name="Tabla2.A3" office:value-type="string">
            <text:p text:style-name="P10"/>
          </table:table-cell>
          <table:table-cell table:style-name="Tabla2.B3" office:value-type="string">
            <text:p text:style-name="P10"/>
          </table:table-cell>
        </table:table-row>
      </table:table>
      <text:list text:continue-numbering="true" text:style-name="Numbering_20_123">
        <text:list-item>
          <text:p text:style-name="P11">¿Por qué existen los códigos Unicode si ya tenemos los códigos ASCII?</text:p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/>
          </table:table-cell>
        </table:table-row>
      </table:table>
      <text:list text:continue-numbering="true" text:style-name="Numbering_20_123">
        <text:list-item>
          <text:p text:style-name="P12">Explica, con tus propias palabras y de forma breve, los siguiente conceptos:</text:p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3">Estándar</text:p>
          </table:table-cell>
          <table:table-cell table:style-name="Tabla4.B1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3">Cliente cautivo</text:p>
          </table:table-cell>
          <table:table-cell table:style-name="Tabla4.B2" office:value-type="string">
            <text:p text:style-name="Table_20_Contents"/>
          </table:table-cell>
        </table:table-row>
      </table:table>
      <text:list text:continue-numbering="true" text:style-name="Numbering_20_123">
        <text:list-item>
          <text:p text:style-name="P14">Completa la siguiente tabla:</text:p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6">Estándar</text:p>
            <text:p text:style-name="P16">(nombre técnico)</text:p>
          </table:table-cell>
          <table:table-cell table:style-name="Tabla5.C1" office:value-type="string">
            <text:p text:style-name="P16">Organismo que lo estandariza</text:p>
          </table:table-cell>
        </table:table-row>
        <text:soft-page-break/>
        <table:table-row>
          <table:table-cell table:style-name="Tabla5.A2" office:value-type="string">
            <text:p text:style-name="P17">Ethernet</text:p>
          </table:table-cell>
          <table:table-cell table:style-name="Tabla5.B2" office:value-type="string">
            <text:p text:style-name="Table_20_Contents"/>
          </table:table-cell>
          <table:table-cell table:style-name="Tabla5.C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15">HTML</text:p>
          </table:table-cell>
          <table:table-cell table:style-name="Tabla5.B3" office:value-type="string">
            <text:p text:style-name="Table_20_Contents"/>
          </table:table-cell>
          <table:table-cell table:style-name="Tabla5.C3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15">CSS</text:p>
          </table:table-cell>
          <table:table-cell table:style-name="Tabla5.B4" office:value-type="string">
            <text:p text:style-name="Table_20_Contents"/>
          </table:table-cell>
          <table:table-cell table:style-name="Tabla5.C4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15">Bluetooth</text:p>
          </table:table-cell>
          <table:table-cell table:style-name="Tabla5.B5" office:value-type="string">
            <text:p text:style-name="Table_20_Contents"/>
          </table:table-cell>
          <table:table-cell table:style-name="Tabla5.C5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15">WiFi</text:p>
          </table:table-cell>
          <table:table-cell table:style-name="Tabla5.B6" office:value-type="string">
            <text:p text:style-name="Table_20_Contents"/>
          </table:table-cell>
          <table:table-cell table:style-name="Tabla5.C6" office:value-type="string">
            <text:p text:style-name="Table_20_Contents"/>
          </table:table-cell>
        </table:table-row>
      </table:table>
      <text:list text:continue-numbering="true" text:style-name="Numbering_20_123">
        <text:list-item>
          <text:p text:style-name="P18">Pon ejemplos de los siguientes tipos de redes:</text:p>
        </text:list-item>
      </text:list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9">BAN</text:p>
          </table:table-cell>
          <table:table-cell table:style-name="Tabla6.B1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P19">WAN</text:p>
          </table:table-cell>
          <table:table-cell table:style-name="Tabla6.B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P19">LAN</text:p>
          </table:table-cell>
          <table:table-cell table:style-name="Tabla6.B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P19">MAN</text:p>
          </table:table-cell>
          <table:table-cell table:style-name="Tabla6.B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P19">PAN</text:p>
          </table:table-cell>
          <table:table-cell table:style-name="Tabla6.B2" office:value-type="string">
            <text:p text:style-name="Table_20_Contents"/>
          </table:table-cell>
        </table:table-row>
      </table:table>
      <text:list text:continue-numbering="true" text:style-name="Numbering_20_123">
        <text:list-item>
          <text:p text:style-name="P18">En la tabla anterior se han señalado tipos de redes en función a qué: ¿tecnología de transmisión, en base a la titularidad, al espacio que ocupan o en base al tipo de conmutación?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Table_20_Contents"/>
          </table:table-cell>
        </table:table-row>
      </table:table>
      <text:list text:continue-numbering="true" text:style-name="Numbering_20_123">
        <text:list-item>
          <text:p text:style-name="P20">De acuerdo al tipo de conmutación, ¿qué redes ocupan los canales de comunicación de manera que quede reservada para dicha comunicación?</text:p>
        </text:list-item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Table_20_Contents"/>
          </table:table-cell>
        </table:table-row>
      </table:table>
      <text:list text:continue-numbering="true" text:style-name="Numbering_20_123">
        <text:list-item>
          <text:p text:style-name="P20">¿Qué diferencia hay entre conmutación de mensajes y conmutación de circuitos?</text:p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Table_20_Contents"/>
          </table:table-cell>
        </table:table-row>
      </table:table>
      <text:list text:continue-numbering="true" text:style-name="Numbering_20_123">
        <text:list-item>
          <text:p text:style-name="P21">Indica a qué tipo de red, según el espacio que ocupan, pertenece cada uno de los siguientes casos:</text:p>
        </text:list-item>
      </text:list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22">La red WiFi de tu casa</text:p>
          </table:table-cell>
          <table:table-cell table:style-name="Tabla10.B1" office:value-type="string">
            <text:p text:style-name="Table_20_Contents"/>
          </table:table-cell>
        </table:table-row>
        <table:table-row>
          <table:table-cell table:style-name="Tabla10.A2" office:value-type="string">
            <text:p text:style-name="P22">Una persona con el móvil y unos auriculares bluetooth conectados a dicho móvil para escuchar música mientras corre</text:p>
          </table:table-cell>
          <table:table-cell table:style-name="Tabla10.B2" office:value-type="string">
            <text:p text:style-name="Table_20_Contents"/>
          </table:table-cell>
        </table:table-row>
        <table:table-row>
          <table:table-cell table:style-name="Tabla10.A2" office:value-type="string">
            <text:p text:style-name="P23">Un ISP que opera en la Vega Baja tiene una red inalámbrica con tecnología Wimax para dar servicio a sus clientes</text:p>
          </table:table-cell>
          <table:table-cell table:style-name="Tabla10.B2" office:value-type="string">
            <text:p text:style-name="Table_20_Contents"/>
          </table:table-cell>
        </table:table-row>
        <table:table-row>
          <table:table-cell table:style-name="Tabla10.A2" office:value-type="string">
            <text:p text:style-name="P23">Dos personas hablan por Telegram en el patio del instituto</text:p>
          </table:table-cell>
          <table:table-cell table:style-name="Tabla10.B2" office:value-type="string">
            <text:p text:style-name="Table_20_Contents"/>
          </table:table-cell>
        </table:table-row>
        <text:soft-page-break/>
        <table:table-row>
          <table:table-cell table:style-name="Tabla10.A2" office:value-type="string">
            <text:p text:style-name="P23">Dos personas hablan por teléfono con sus móviles dentro de la misma población</text:p>
          </table:table-cell>
          <table:table-cell table:style-name="Tabla10.B2" office:value-type="string">
            <text:p text:style-name="Table_20_Contents"/>
          </table:table-cell>
        </table:table-row>
        <table:table-row>
          <table:table-cell table:style-name="Tabla10.A2" office:value-type="string">
            <text:p text:style-name="P24">Desde el campus de la Universidad de Alicante, un estudiante, se conecta a la red de dicha universidad para consultar el catálogo de la biblioteca general</text:p>
          </table:table-cell>
          <table:table-cell table:style-name="Tabla10.B2" office:value-type="string">
            <text:p text:style-name="Table_20_Contents"/>
          </table:table-cell>
        </table:table-row>
        <table:table-row>
          <table:table-cell table:style-name="Tabla10.A2" office:value-type="string">
            <text:p text:style-name="P25">Un diabético dispone de un sensor medidor de glucosa en sangre conectado a su teléfono Android</text:p>
          </table:table-cell>
          <table:table-cell table:style-name="Tabla10.B2" office:value-type="string">
            <text:p text:style-name="Table_20_Contents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adornments="Libro" style:font-family-generic="swiss" style:font-pitch="variable"/>
    <style:font-face style:name="Fira Code" svg:font-family="'Fira Code'" style:font-adornments="Normal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1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  <style:text-properties style:font-name="Bitstream Vera Serif1" fo:font-family="'Bitstream Vera Serif'" style:font-style-name="Roman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Bitstream Vera Sans" fo:font-family="'Bitstream Vera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Bitstream Vera Sans" fo:font-family="'Bitstream Vera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2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2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2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text-align="center" style:justify-single-word="false" fo:background-color="#eeeeee" fo:padding="0.15cm" fo:border-left="2.24pt solid #b2b2b2" fo:border-right="0.06pt solid #ffffff" fo:border-top="0.06pt solid #ffffff" fo:border-bottom="0.06pt solid #ffffff" style:shadow="none"/>
      <style:text-properties fo:font-size="10pt" officeooo:rsid="00a6f5d3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2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2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101cm" fo:border="0.99pt solid #000000"/>
      <style:text-properties style:font-name="Fira Code" fo:font-family="'Fira Code'" style:font-style-name="Normal" style:font-pitch="fixed" style:font-size-asian="10.5pt"/>
    </style:style>
    <style:style style:name="Preguntas" style:family="paragraph" style:parent-style-name="Text_20_body">
      <style:paragraph-properties fo:margin-top="0.55cm" fo:margin-bottom="0.199cm" style:contextual-spacing="false"/>
    </style:style>
    <style:style style:name="Numbering_20_Symbols" style:display-name="Numbering Symbols" style:family="text">
      <style:text-properties fo:color="#6600cc" loext:opacity="100%" style:font-name="Liberation Sans2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1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3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2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3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3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3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" style:family="text" style:parent-style-name="Example">
      <style:text-properties style:font-name="Fira Code" fo:font-family="'Fira Code'" style:font-style-name="Normal" style:font-pitch="fixed" fo:font-size="11pt" fo:background-color="#ffffd7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Source_20_Text" loext:num-list-format="%2%." style:num-suffix="." style:num-format="a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loext:num-list-format="%2%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loext:num-list-format="%3%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loext:num-list-format="%4%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loext:num-list-format="%5%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loext:num-list-format="%6%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loext:num-list-format="%7%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loext:num-list-format="%8%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loext:num-list-format="%9%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loext:num-list-format="%10%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loext:num-list-format="%1%.)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loext:num-list-format="%2%.)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)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)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)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)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)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)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)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)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0cm"/>
          <style:tab-stop style:position="8.5cm" style:type="center"/>
          <style:tab-stop style:position="17cm" style:type="right"/>
        </style:tab-stops>
      </style:paragraph-properties>
      <style:text-properties officeooo:paragraph-rsid="007a9b34"/>
    </style:style>
    <style:style style:name="MT1" style:family="text">
      <style:text-properties fo:color="#b2b2b2" loext:opacity="100%" style:font-name="DejaVu Sans1" fo:font-size="9pt" fo:font-weight="normal" officeooo:rsid="007a9b34" style:font-size-asian="10.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0cm" svg:y="-0.623cm" svg:width="17cm" svg:height="1.522cm" draw:z-index="2"><draw:image xlink:href="Pictures/10100EB400004282000005F69EA7700B.svg" xlink:type="simple" xlink:show="embed" xlink:actuate="onLoad" draw:mime-type="image/svg+xml"/><draw:image xlink:href="Pictures/10000001000002840000003A40F11757.png" xlink:type="simple" xlink:show="embed" xlink:actuate="onLoad" draw:mime-type="image/png"/></draw:frame><text:span text:style-name="MT1"/></text:p>
      </style:header>
      <style:footer>
        <text:p text:style-name="Footer"><text:tab/><text:page-number text:select-page="current">3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andscap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12T16:51:53.052670000</meta:creation-date>
    <dc:date>2024-09-19T09:28:18.544478096</dc:date>
    <meta:editing-duration>P1DT16H12M41S</meta:editing-duration>
    <meta:editing-cycles>164</meta:editing-cycles>
    <meta:generator>LibreOffice/24.8.0.3$Linux_X86_64 LibreOffice_project/480$Build-3</meta:generator>
    <meta:document-statistic meta:table-count="11" meta:image-count="1" meta:object-count="0" meta:page-count="3" meta:paragraph-count="49" meta:word-count="315" meta:character-count="1813" meta:non-whitespace-character-count="1555"/>
  </office:meta>
</office:document-meta>
</file>